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11a6d" style:font-weight-asian="bold" style:font-weight-complex="bold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fo:font-weight="bold" officeooo:paragraph-rsid="00011a6d" style:font-weight-asian="bold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weight="bold" officeooo:paragraph-rsid="00029b55" style:font-weight-asian="bold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font-weight="bold" officeooo:paragraph-rsid="00029b55" style:font-weight-asian="bold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weight="bold" officeooo:paragraph-rsid="0003330d" style:font-weight-asian="bold" style:font-weight-complex="bold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weight="bold" officeooo:paragraph-rsid="0003330d" style:font-weight-asian="bold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weight="bold" officeooo:paragraph-rsid="0006f2fa" style:font-weight-asian="bold" style:font-weight-complex="bold"/>
    </style:style>
    <style:style style:name="P8" style:family="paragraph" style:parent-style-name="Standard">
      <style:text-properties officeooo:paragraph-rsid="00011a6d"/>
    </style:style>
    <style:style style:name="P9" style:family="paragraph" style:parent-style-name="Standard">
      <style:paragraph-properties fo:margin-left="2.501cm" fo:margin-right="0cm" fo:text-indent="0cm" style:auto-text-indent="false"/>
      <style:text-properties fo:font-weight="normal" officeooo:rsid="00011a6d" officeooo:paragraph-rsid="00011a6d" style:font-weight-asian="normal" style:font-weight-complex="normal"/>
    </style:style>
    <style:style style:name="P10" style:family="paragraph" style:parent-style-name="Standard">
      <style:text-properties fo:font-weight="normal" officeooo:rsid="00011a6d" officeooo:paragraph-rsid="00011a6d" style:font-weight-asian="normal" style:font-weight-complex="normal"/>
    </style:style>
    <style:style style:name="P11" style:family="paragraph" style:parent-style-name="Standard">
      <style:paragraph-properties fo:margin-left="2.501cm" fo:margin-right="0cm" fo:text-indent="0cm" style:auto-text-indent="false"/>
      <style:text-properties fo:font-weight="normal" officeooo:rsid="00029b55" officeooo:paragraph-rsid="00029b55" style:font-weight-asian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weight="normal" officeooo:rsid="00029b55" officeooo:paragraph-rsid="00029b55" style:font-weight-asian="normal" style:font-weight-complex="normal"/>
    </style:style>
    <style:style style:name="P13" style:family="paragraph" style:parent-style-name="Standard">
      <style:paragraph-properties fo:margin-left="2.501cm" fo:margin-right="0cm" fo:text-indent="0cm" style:auto-text-indent="false"/>
      <style:text-properties fo:font-weight="normal" officeooo:rsid="0003330d" officeooo:paragraph-rsid="0003330d" style:font-weight-asian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weight="normal" officeooo:rsid="0003330d" officeooo:paragraph-rsid="0003330d" style:font-weight-asian="normal" style:font-weight-complex="normal"/>
    </style:style>
    <style:style style:name="P15" style:family="paragraph" style:parent-style-name="Standard">
      <style:paragraph-properties fo:margin-left="2.501cm" fo:margin-right="0cm" fo:text-indent="0cm" style:auto-text-indent="false"/>
      <style:text-properties fo:font-weight="normal" officeooo:paragraph-rsid="0003330d" style:font-weight-asian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weight="normal" officeooo:paragraph-rsid="0003330d" style:font-weight-asian="normal" style:font-weight-complex="normal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officeooo:paragraph-rsid="0006f2fa"/>
    </style:style>
    <style:style style:name="P18" style:family="paragraph" style:parent-style-name="Standard">
      <style:text-properties officeooo:rsid="0008e734" officeooo:paragraph-rsid="0008e734"/>
    </style:style>
    <style:style style:name="T1" style:family="text">
      <style:text-properties officeooo:rsid="00011a6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11a6d" style:font-weight-asian="bold" style:font-weight-complex="bold"/>
    </style:style>
    <style:style style:name="T4" style:family="text">
      <style:text-properties fo:font-weight="bold" officeooo:rsid="0006f2fa" style:font-weight-asian="bold" style:font-weight-complex="bold"/>
    </style:style>
    <style:style style:name="T5" style:family="text">
      <style:text-properties officeooo:rsid="00029b55"/>
    </style:style>
    <style:style style:name="T6" style:family="text">
      <style:text-properties officeooo:rsid="0003330d"/>
    </style:style>
    <style:style style:name="T7" style:family="text">
      <style:text-properties officeooo:rsid="0003f510"/>
    </style:style>
    <style:style style:name="T8" style:family="text">
      <style:text-properties officeooo:rsid="0006f2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2">Eduardo Belarmino Silva – 221008580</text:span></text:p>
      <text:p text:style-name="P18"><text:span text:style-name="T2"/></text:p>
      <text:p text:style-name="P8"><text:span text:style-name="T3">1) </text:span><text:span text:style-name="T2">Explique o que são padrões de projeto e por que eles são importantes no desenvolvimento de software orientado a objetos.</text:span></text:p>
      <text:p text:style-name="P10"/>
      <text:p text:style-name="P10">São conceitos de modelos ou estruturas para resolver problemas que são comuns no desenvolvimento de software, eles são importantes para ajudar na manutenção e evolução do software.</text:p>
      <text:p text:style-name="P10"/>
      <text:p text:style-name="P1"><text:span text:style-name="T1">2) </text:span>Diferencie os padrões criacionais, estruturais e comportamentais, fornecendo um exemplo de cada categoria.</text:p>
      <text:p text:style-name="P10"/>
      <text:p text:style-name="P10">Os padrões criacionais tratam a forma como os objetos são criados, os estruturais da forma como os objetos são compostos e reutilizados e os comportamentais da forma como os objetos interagem entre si</text:p>
      <text:p text:style-name="P10"/>
      <text:p text:style-name="P8"><text:span text:style-name="T3">3) </text:span><text:span text:style-name="T2">Explique o Singleton, destacando:</text:span></text:p>
      <text:p text:style-name="P2">a. Quando é útil? </text:p>
      <text:p text:style-name="P9">Quando é necessário garantir que uma classe tenha apenas uma única instância.</text:p>
      <text:p text:style-name="P2">b. Como garantir que apenas uma instância seja criada? </text:p>
      <text:p text:style-name="P11">Basta tornar o metodo construtor privado e controlar a criação de novas instâncias, verificando se já existe algum objeto para aquela classe.</text:p>
      <text:p text:style-name="P2">c. Possíveis desvantagens.</text:p>
      <text:p text:style-name="P11">Problemas com multithreading, duas threads podem acabar criando instâncias diferentes, se isso não for tratado corretamente.</text:p>
      <text:p text:style-name="P11">Dificuldade em testes unitários, a classe pode manter o mesmo entre diferentes testes</text:p>
      <text:p text:style-name="P12"/>
      <text:p text:style-name="P3"><text:span text:style-name="T5">4) </text:span>Compare os padrões Strategy e Template Method, destacando:</text:p>
      <text:p text:style-name="P4">a. Abordagem (herança vs. Composição).</text:p>
      <text:p text:style-name="P11">O strategy usa a composição, definindo uma mesma interface para diferentes classes, mas com implementações diferentes, o Template Method usa a herança, <text:span text:style-name="T6">com metodos abstratos na classe base.</text:span></text:p>
      <text:p text:style-name="P4">b. Flexibilidade.</text:p>
      <text:p text:style-name="P13">O Strategy se torna mais flexivel, pois é possível trocar o comportamento em tempo de execução, no Template Method seria necessário criar uma nova subclasse.</text:p>
      <text:p text:style-name="P4">c. Cenários de uso</text:p>
      <text:p text:style-name="P13">O Strategy se comporta melhor quando é necessario, trocar o comportamento em tempo de execução, o Template Method quando o processo tem uma estrutura bem definida, sem necessárias grande mudanças.</text:p>
      <text:p text:style-name="P14"/>
      <text:p text:style-name="P5"><text:span text:style-name="T6">5) </text:span>Sobre o padrão criacional Factory Method:</text:p>
      <text:p text:style-name="P6">a. Explique o padrão Factory Method e como ele difere do padrão Singleton.</text:p>
      <text:p text:style-name="P15"><text:span text:style-name="T6">O Factory Method define uma interface para criar objetos, </text:span><text:span text:style-name="T7">a ideia é encapsular os metodos construtores em metodos que se tornam responsáves pela logica de criação. O Singleton também encapsula os metodos construtores, mas permite somente uma instancia da classe, o Factory Method permite várias instâncias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7"><text:span text:style-name="T8">6) </text:span>Sobre o padrão estrutural Composite:</text:p>
      <text:p text:style-name="P17"><text:span text:style-name="T4">a. </text:span><text:span text:style-name="T2">Explique o padrão Composite e mencione um cenário onde ele pode ser útil.</text:span></text:p>
      <text:p text:style-name="P15">O padrão Composite permite compor objetos em estruturas de árvore para representar hierarquias do tipo parte-todo. Ele define uma interface comum para objetos simples (folhas) e compostos, permitindo que sejam tratados de forma uniforme. Um cenário útil para esse padrão é um sistema de arquivos, onde arquivos e pastas são tratados da mesma forma. Pastas podem conter arquivos ou outras pastas, e todos podem ser manipulados usando a mesma interfac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8T08:36:54.855183906</meta:creation-date>
    <dc:date>2025-03-31T16:19:53.369872320</dc:date>
    <meta:editing-duration>PT10M17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26" meta:word-count="442" meta:character-count="2875" meta:non-whitespace-character-count="2456"/>
  </office:meta>
</office:document-meta>
</file>